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Arial, Helvetica, sans-serif"/>
    <style:font-face style:name="Liberation Serif2" svg:font-family="'Liberation Serif', 'Times New Roman'"/>
    <style:font-face style:name="Liberation Serif1" svg:font-family="'Liberation Serif',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494cm" fo:margin-bottom="0.247cm" loext:contextual-spacing="false" style:writing-mode="lr-tb"/>
      <style:text-properties fo:color="#000000" style:font-name="Liberation Serif1" fo:font-size="12pt" fo:background-color="#ffffff"/>
    </style:style>
    <style:style style:name="P2" style:family="paragraph" style:parent-style-name="Standard">
      <style:paragraph-properties fo:margin-top="0.494cm" fo:margin-bottom="0.247cm" loext:contextual-spacing="false" style:writing-mode="lr-tb"/>
      <style:text-properties fo:color="#000000" style:font-name="Liberation Serif1" fo:font-size="12pt" fo:font-weight="bold" fo:background-color="#ffffff" style:font-weight-asian="bold" style:font-weight-complex="bold"/>
    </style:style>
    <style:style style:name="P3" style:family="paragraph" style:parent-style-name="Standard">
      <style:paragraph-properties fo:margin-top="0.494cm" fo:margin-bottom="0.247cm" loext:contextual-spacing="false" style:writing-mode="lr-tb"/>
      <style:text-properties fo:color="#000000" style:font-name="Liberation Serif" fo:font-size="12pt" fo:font-weight="bold" fo:background-color="#ffffff" style:font-weight-asian="bold" style:font-weight-complex="bold"/>
    </style:style>
    <style:style style:name="P4" style:family="paragraph" style:parent-style-name="Standard">
      <style:paragraph-properties fo:margin-top="0.494cm" fo:margin-bottom="0.247cm" loext:contextual-spacing="false" style:writing-mode="lr-tb"/>
      <style:text-properties style:font-name="Liberation Serif" officeooo:rsid="0019e251" officeooo:paragraph-rsid="0019e251"/>
    </style:style>
    <style:style style:name="P5" style:family="paragraph" style:parent-style-name="Standard">
      <style:paragraph-properties fo:margin-top="0.494cm" fo:margin-bottom="0.247cm" loext:contextual-spacing="false" style:writing-mode="lr-tb"/>
      <style:text-properties officeooo:paragraph-rsid="0019e251"/>
    </style:style>
    <style:style style:name="P6" style:family="paragraph" style:parent-style-name="Standard">
      <style:paragraph-properties fo:margin-top="0.494cm" fo:margin-bottom="0.247cm" loext:contextual-spacing="false" style:writing-mode="lr-tb"/>
      <style:text-properties officeooo:paragraph-rsid="001fcb65"/>
    </style:style>
    <style:style style:name="P7" style:family="paragraph" style:parent-style-name="Text_20_body">
      <style:text-properties officeooo:paragraph-rsid="001ede8d"/>
    </style:style>
    <style:style style:name="P8" style:family="paragraph" style:parent-style-name="Text_20_body">
      <style:text-properties style:font-name="Liberation Serif" fo:font-weight="normal" officeooo:paragraph-rsid="001ede8d" style:font-weight-asian="normal" style:font-weight-complex="normal"/>
    </style:style>
    <style:style style:name="T1" style:family="text">
      <style:text-properties officeooo:rsid="001828e7"/>
    </style:style>
    <style:style style:name="T2" style:family="text">
      <style:text-properties fo:color="#000000" style:font-name="Liberation Serif1" fo:font-size="12pt" fo:background-color="#ffffff" loext:char-shading-value="0"/>
    </style:style>
    <style:style style:name="T3" style:family="text">
      <style:text-properties fo:color="#000000" style:font-name="Liberation Serif" fo:font-size="12pt" fo:background-color="#ffffff" loext:char-shading-value="0"/>
    </style:style>
    <style:style style:name="T4" style:family="text">
      <style:text-properties fo:color="#000000" style:font-name="Liberation Serif" fo:font-size="12pt" officeooo:rsid="0019acca" fo:background-color="#ffffff" loext:char-shading-value="0"/>
    </style:style>
    <style:style style:name="T5" style:family="text">
      <style:text-properties fo:color="#000000" style:font-name="Liberation Serif" fo:font-size="12pt" officeooo:rsid="0019e251" fo:background-color="#ffffff" loext:char-shading-value="0"/>
    </style:style>
    <style:style style:name="T6" style:family="text">
      <style:text-properties fo:color="#000000" style:font-name="Liberation Serif" fo:font-size="12pt" fo:font-style="normal" fo:background-color="#ffffff" loext:char-shading-value="0" style:font-style-asian="normal" style:font-style-complex="normal"/>
    </style:style>
    <style:style style:name="T7" style:family="text">
      <style:text-properties fo:color="#000000" fo:font-size="12pt" fo:background-color="#ffffff" loext:char-shading-value="0"/>
    </style:style>
    <style:style style:name="T8" style:family="text">
      <style:text-properties fo:color="#000000" fo:font-size="12pt" officeooo:rsid="0019e251" fo:background-color="#ffffff" loext:char-shading-value="0"/>
    </style:style>
    <style:style style:name="T9" style:family="text">
      <style:text-properties fo:color="#000000" style:font-name="Liberation Serif2" fo:font-size="12pt" style:font-size-asian="12pt" style:font-name-complex="Liberation Serif2" fo:background-color="#ffffff"/>
    </style:style>
    <style:style style:name="T10" style:family="text">
      <style:text-properties fo:color="#000000" style:font-name="Liberation Serif2" fo:font-size="12pt" officeooo:rsid="001ede8d" style:font-size-asian="12pt" style:font-name-complex="Liberation Serif2" fo:background-color="#ffffff"/>
    </style:style>
    <style:style style:name="T11" style:family="text">
      <style:text-properties style:font-name="Liberation Serif"/>
    </style:style>
    <style:style style:name="T12" style:family="text">
      <style:text-properties style:font-name="Liberation Serif" officeooo:rsid="0019e251"/>
    </style:style>
    <style:style style:name="T13" style:family="text">
      <style:text-properties style:font-name="Liberation Serif" fo:font-weight="normal"/>
    </style:style>
    <style:style style:name="T14" style:family="text">
      <style:text-properties style:font-name="Liberation Serif" fo:font-weight="normal" officeooo:rsid="001a6783"/>
    </style:style>
    <style:style style:name="T15" style:family="text">
      <style:text-properties style:font-name="Liberation Serif" fo:font-weight="normal" officeooo:rsid="001bc083"/>
    </style:style>
    <style:style style:name="T16" style:family="text">
      <style:text-properties fo:font-weight="normal" style:font-weight-asian="normal" style:font-weight-complex="normal"/>
    </style:style>
    <style:style style:name="T17" style:family="text">
      <style:text-properties style:font-name="Calibri" fo:font-weight="normal"/>
    </style:style>
    <style:style style:name="T18" style:family="text">
      <style:text-properties fo:font-weight="bold" style:font-weight-asian="bold" style:font-weight-complex="bold"/>
    </style:style>
    <style:style style:name="T19" style:family="text">
      <style:text-properties officeooo:rsid="001ede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Can a Project Manager be a Scrum Master? Why or How?</text:p>
      <text:p text:style-name="P1"><text:span text:style-name="T17"><text:tab/></text:span><text:span text:style-name="T13">Yes, a project manager can definitely be a scrum master </text:span><text:span text:style-name="T14">as the qualities of a project manager includes the skills that are necessary for a scrum master</text:span><text:span text:style-name="T13">. But </text:span><text:span text:style-name="T15">it may not be advisable for the same </text:span><text:span text:style-name="T13">person </text:span><text:span text:style-name="T15">to</text:span><text:span text:style-name="T13"> be both project manager and scrum master at the same time because it can affect the smooth work flow of the project. Most of the qualities possessed by a Project Manager must contain in a Scrum Master.</text:span><text:span text:style-name="T11">The principles of project management followed by both of them are almost same.The project managers can use schedule performance index (SPI) or cost performance index (CPI), while ScrumMasters use velocity and burn rate to measure the progress. Both methods can be used in an organization effectively so long as the expectations of the project manager and ScrumMaster from the individual, team, and the organizational views are clearly understood. </text:span></text:p>
      <text:p text:style-name="P3">2. Can a Scrum Master be a Product Owner? Why or How?</text:p>
      <text:p text:style-name="P5"><text:span text:style-name="T3"><text:tab/></text:span><text:span text:style-name="T4">No, a scrum master cannot be a product owner as t</text:span><text:span text:style-name="T3">here is a deliberate and inherent tension between the roles of product owner and scrum master. </text:span><text:span text:style-name="T11">As the product owner, you are responsible for the product success, </text:span><text:span text:style-name="T12">ie; </text:span><text:span text:style-name="T11">for creating a product that does a great job for the users and customers and that meets its business goals.</text:span></text:p>
      <text:p text:style-name="P5"><text:span text:style-name="T3"><text:tab/>The </text:span><text:span text:style-name="T6">scrum master</text:span><text:span text:style-name="T3">, on the other hand, is there to protect the health and well-being of the team, facilitating them toward becoming a self-organising and high-performing team, and protecting them from interference. </text:span><text:span text:style-name="T4">There may be situations where the product </text:span><text:span text:style-name="T5">o</text:span><text:span text:style-name="T4">wner and the scrum master has to be on the opposite sides of a coin so as to do good for the project and these may not be </text:span><text:span text:style-name="T5">possible if they are the same person.</text:span></text:p>
      <text:p text:style-name="P4"><text:span text:style-name="T8"><text:tab/>F</text:span><text:span text:style-name="T7">or example if a project which was suppopsed to be completed on a particular day and the scrum master finds out on the day before the deadline that the project is not completed. Then he has to do the negotiations with the product owner. During this situation the product owner should be voting for the client and if both both the roles are played by the same man, then the decisions made could be biased so as to protect the interest of any one of his role and these situations should be avoided so as to make the overall process fair.</text:span></text:p>
      <text:p text:style-name="P2">3. A member of the Scrum team does not want to participate in the sprint planning meetings but considers them a waste of time. How do you, as a Scrum Master,deal with that attitude?</text:p>
      <text:p text:style-name="P1"><text:tab/><text:span text:style-name="T1">As a scrum master i would coach him , i will talk with him and convince him about the importance of the sprint planning meetings and makes him aware that skipping these would not be helpful to him or the team. I also makes sure that he brings a change to his attitude since it can improve the performance as team</text:span></text:p>
      <text:p text:style-name="P2">4. What is the difference between the Product Backlog and Sprint Backlog? Justify with example.</text:p>
      <text:p text:style-name="P6"><text:span text:style-name="T10"><text:tab/>Actually the sprint backlog is a subset of the product backlog. Every product backlog will have sprint backlogs .</text:span></text:p>
      <text:p text:style-name="P6"><text:soft-page-break/>The Product Backlog is essentially a list of all currently known User Stories and Features for a project, prioritized according to business value. Throughout product development, User Stories and Features are added and removed from this list, which is typically maintained by the Product Owner.<text:line-break/>The items on the Product Backlog are often estimated by the development team in Story Points or Ideal Time, which is a size estimate, relative to the other items on the list. As User Stories and Features get closer to development, they are typically refined and broken down into smaller User Stories or tasks.</text:p>
      <text:p text:style-name="P7">Sprint backlog is a list of tasks identified by the Scrum team to be completed during the Scrums print. During the sprint planning meeting, the team selects some number of product backlog items, usually in the form of user stories, and identifies the tasks necessary to complete each user story.Sprint Backlog usually contains many things not on the Product Backlog</text:p>
      <text:p text:style-name="P7">Example:</text:p>
      <text:p text:style-name="P8">let us consider a project as developing a online portal for seat allotment based on CET ranking.</text:p>
      <text:p text:style-name="P8">This project has many modules or phases like login page for a student with username and password, entering details of the student like college name, personal detalis, entering cet rank, next selecting the colleges and the streams that he needs,admin login page ,module for checking availability of colleges with respect to CET rank. These are all the different modules of the project called Project backlog .</text:p>
      <text:p text:style-name="P8">Now for the coding of project we will consider the one phase that is to be done first let us say login page for the student here again we will divide into different sub modules like how the UI should be,where we have to allign the username field and password ,which fonts to be used these are all the diffrent requirements for one module.Here we will fix some time to complete the work called sprint this part of the project is called Sprint back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Arial, Helvetica, sans-serif"/>
    <style:font-face style:name="Liberation Serif2" svg:font-family="'Liberation Serif', 'Times New Roman'"/>
    <style:font-face style:name="Liberation Serif1" svg:font-family="'Liberation Serif',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9T14:35:02.148258136</meta:creation-date>
    <dc:date>2016-08-19T16:53:44.725344706</dc:date>
    <meta:editing-duration>PT43M59S</meta:editing-duration>
    <meta:editing-cycles>4</meta:editing-cycles>
    <meta:generator>LibreOffice/5.1.4.2$Linux_X86_64 LibreOffice_project/10m0$Build-2</meta:generator>
    <meta:document-statistic meta:table-count="0" meta:image-count="0" meta:object-count="0" meta:page-count="2" meta:paragraph-count="16" meta:word-count="855" meta:character-count="4870" meta:non-whitespace-character-count="4024"/>
  </office:meta>
</office:document-meta>
</file>